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Environnements – Mise en place</text:p>
          </table:table-cell>
          <table:table-cell/>
          <table:table-cell office:value-type="string" calcext:value-type="string">
            <text:p>Jours DT</text:p>
          </table:table-cell>
          <table:table-cell office:value-type="string" calcext:value-type="string">
            <text:p>Jours NA</text:p>
          </table:table-cell>
        </table:table-row>
        <table:table-row table:style-name="ro1">
          <table:table-cell office:value-type="string" calcext:value-type="string">
            <text:p>Dév. </text:p>
          </table:table-cell>
          <table:table-cell office:value-type="string" calcext:value-type="string">
            <text:p>Maven, Git, IDE, npm 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égration</text:p>
          </table:table-cell>
          <table:table-cell office:value-type="string" calcext:value-type="string">
            <text:p>Provisionnement OVH, Java, Serveur Postgres, Serveur Git, Jenki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duction</text:p>
          </table:table-cell>
          <table:table-cell office:value-type="string" calcext:value-type="string">
            <text:p>Upgrade Machine existante (Java, Postgres, npm ?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Analy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finition API, et architectur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Dév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ôleurs REST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tégration Spring de l’existant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Upgrade SpringBoot de la configuration du workflow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S-Total Dev</text:p>
          </table:table-cell>
          <table:table-cell table:formula="of:=SUM([.C12:.C14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string" calcext:value-type="string">
            <text:p>Test / De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 % Dev</text:p>
          </table:table-cell>
          <table:table-cell/>
          <table:table-cell table:formula="of:=[.C15]/3" office:value-type="float" office:value="3" calcext:value-type="float">
            <text:p>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C4:.C19])" office:value-type="float" office:value="24" calcext:value-type="float">
            <text:p>24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1:44:24.73441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06:51.363560156</meta:creation-date>
    <dc:date>2017-05-08T19:43:32.303239060</dc:date>
    <meta:editing-duration>P1DT9H7M9S</meta:editing-duration>
    <meta:editing-cycles>5</meta:editing-cycles>
    <meta:generator>LibreOffice/5.1.6.2$Linux_X86_64 LibreOffice_project/10m0$Build-2</meta:generator>
    <meta:document-statistic meta:table-count="1" meta:cell-count="29" meta:object-count="0"/>
  </office:meta>
</office:document-meta>
</file>